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leObj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OleObj1" manifest:media-type="application/octet-stream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top="0cm" fo:margin-bottom="0.247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247cm" style:contextual-spacing="false" fo:line-height="115%" fo:text-align="start" style:justify-single-word="false">
        <style:tab-stops>
          <style:tab-stop style:position="16.531cm"/>
        </style:tab-stops>
      </style:paragraph-properties>
    </style:style>
    <style:style style:name="P3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4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4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15%" fo:text-align="start" style:justify-single-word="false"/>
      <style:text-properties style:use-window-font-color="true" loext:opacity="0%" style:font-name="Liberation Serif" fo:font-size="14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15%" fo:text-align="start" style:justify-single-word="false"/>
      <style:text-properties style:use-window-font-color="true" loext:opacity="0%" style:font-name="Liberation Serif" fo:font-size="14pt" fo:font-weight="normal" officeooo:paragraph-rsid="00066620" fo:background-color="transparent" style:font-name-asian="Liberation Serif" style:font-name-complex="Liberation Serif"/>
    </style:style>
    <style:style style:name="P7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6pt" fo:font-weight="normal" officeooo:rsid="00066620" officeooo:paragraph-rsid="0009a307" fo:background-color="transparent" style:font-name-asian="Liberation Serif" style:font-size-asian="16pt" style:font-weight-asian="normal" style:font-name-complex="Liberation Serif" style:font-size-complex="16pt" style:font-weight-complex="normal"/>
    </style:style>
    <style:style style:name="P8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6pt" fo:font-weight="normal" fo:background-color="transparent" style:font-name-asian="Liberation Serif" style:font-size-asian="16pt" style:font-weight-asian="normal" style:font-name-complex="Liberation Serif" style:font-size-complex="16pt" style:font-weight-complex="normal"/>
    </style:style>
    <style:style style:name="P9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margin-top="0cm" fo:margin-bottom="0.247cm" style:contextual-spacing="false" fo:line-height="115%" fo:text-align="start" style:justify-single-word="false">
        <style:tab-stops>
          <style:tab-stop style:position="16.531cm"/>
        </style:tab-stops>
      </style:paragraph-properties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Times New Roman" fo:font-size="18pt" fo:font-weight="bold" fo:background-color="transparent" style:font-name-asian="Times New Roman" style:font-name-complex="Times New Roman"/>
    </style:style>
    <style:style style:name="P14" style:family="paragraph" style:parent-style-name="Standard" style:list-style-name="L1">
      <style:paragraph-properties fo:line-height="115%" fo:text-align="start" style:justify-single-word="false"/>
    </style:style>
    <style:style style:name="P15" style:family="paragraph" style:parent-style-name="Standard" style:list-style-name="L2">
      <style:paragraph-properties fo:line-height="115%" fo:text-align="start" style:justify-single-word="false"/>
    </style:style>
    <style:style style:name="P16" style:family="paragraph" style:parent-style-name="Standard" style:list-style-name="L3">
      <style:paragraph-properties fo:line-height="115%" fo:text-align="start" style:justify-single-word="false"/>
    </style:style>
    <style:style style:name="P17" style:family="paragraph" style:parent-style-name="Standard" style:list-style-name="L4">
      <style:paragraph-properties fo:line-height="115%" fo:text-align="start" style:justify-single-word="false"/>
    </style:style>
    <style:style style:name="P18" style:family="paragraph" style:parent-style-name="Standard" style:list-style-name="L5">
      <style:paragraph-properties fo:margin-top="0cm" fo:margin-bottom="0.247cm" style:contextual-spacing="false" fo:line-height="115%" fo:text-align="start" style:justify-single-word="false"/>
    </style:style>
    <style:style style:name="P19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officeooo:paragraph-rsid="0009a307"/>
    </style:style>
    <style:style style:name="P20" style:family="paragraph" style:parent-style-name="Standard" style:list-style-name="L8">
      <style:paragraph-properties fo:line-height="115%" fo:text-align="start" style:justify-single-word="false"/>
      <style:text-properties officeooo:paragraph-rsid="00066620"/>
    </style:style>
    <style:style style:name="P21" style:family="paragraph" style:parent-style-name="Standard">
      <style:paragraph-properties fo:line-height="100%" fo:text-align="start" style:justify-single-word="false"/>
    </style:style>
    <style:style style:name="P22" style:family="paragraph" style:parent-style-name="Standard">
      <style:paragraph-properties fo:margin-top="0cm" fo:margin-bottom="0.247cm" style:contextual-spacing="false" fo:line-height="100%" fo:text-align="start" style:justify-single-word="false"/>
      <style:text-properties fo:font-weight="normal" officeooo:rsid="0008307b" officeooo:paragraph-rsid="0008307b" style:font-weight-asian="normal" style:font-weight-complex="normal"/>
    </style:style>
    <style:style style:name="P23" style:family="paragraph" style:parent-style-name="Standard">
      <style:paragraph-properties fo:margin-top="0cm" fo:margin-bottom="0.247cm" style:contextual-spacing="false" fo:line-height="100%" fo:text-align="start" style:justify-single-word="false"/>
      <style:text-properties fo:font-size="18pt" officeooo:rsid="00066620" officeooo:paragraph-rsid="00066620" style:font-size-asian="18pt" style:font-size-complex="18pt"/>
    </style:style>
    <style:style style:name="P24" style:family="paragraph" style:parent-style-name="Title">
      <style:text-properties officeooo:rsid="0009a307" officeooo:paragraph-rsid="0009a307"/>
    </style:style>
    <style:style style:name="T1" style:family="text">
      <style:text-properties style:use-window-font-color="true" loext:opacity="0%" style:font-name="Times New Roman" fo:font-size="12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loext:opacity="0%" style:font-name="Times New Roman" fo:font-size="12pt" fo:font-weight="bold" officeooo:rsid="0009a307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loext:opacity="0%" style:font-name="Times New Roman" fo:font-size="18pt" fo:font-weight="bold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loext:opacity="0%" style:font-name="Times New Roman" fo:font-size="16pt" fo:font-weight="bold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loext:opacity="0%" style:font-name="Times New Roman" fo:font-size="16pt" fo:font-weight="normal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loext:opacity="0%" style:font-name="Times New Roman" fo:font-size="20pt" fo:font-weight="bold" officeooo:rsid="0009a307" fo:background-color="transparent" loext:char-shading-value="0" style:font-name-asian="Times New Roman" style:font-size-asian="20pt" style:font-name-complex="Times New Roman" style:font-size-complex="20pt"/>
    </style:style>
    <style:style style:name="T7" style:family="text">
      <style:text-properties style:use-window-font-color="true" loext:opacity="0%" style:font-name="Times New Roman" fo:font-size="22pt" fo:font-weight="bold" fo:background-color="transparent" loext:char-shading-value="0" style:font-name-asian="Times New Roman" style:font-size-asian="22pt" style:font-name-complex="Times New Roman" style:font-size-complex="22pt"/>
    </style:style>
    <style:style style:name="T8" style:family="text">
      <style:text-properties style:use-window-font-color="true" loext:opacity="0%" style:font-name="Times New Roman" fo:font-size="22pt" fo:font-weight="bold" officeooo:rsid="0009a307" fo:background-color="transparent" loext:char-shading-value="0" style:font-name-asian="Times New Roman" style:font-size-asian="22pt" style:font-name-complex="Times New Roman" style:font-size-complex="22pt"/>
    </style:style>
    <style:style style:name="T9" style:family="text">
      <style:text-properties style:use-window-font-color="true" loext:opacity="0%" style:font-name="Liberation Serif" fo:font-size="14pt" fo:font-weight="bold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loext:opacity="0%" style:font-name="Liberation Serif" fo:font-size="14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1" style:family="text">
      <style:text-properties style:use-window-font-color="true" loext:opacity="0%" style:font-name="Liberation Serif" fo:font-size="14pt" fo:font-weight="bold" officeooo:rsid="00066620" fo:background-color="transparent" loext:char-shading-value="0" style:font-name-asian="Liberation Serif" style:font-weight-asian="bold" style:font-name-complex="Liberation Serif" style:font-weight-complex="bold"/>
    </style:style>
    <style:style style:name="T12" style:family="text">
      <style:text-properties style:use-window-font-color="true" loext:opacity="0%" style:font-name="Liberation Serif" fo:font-size="14pt" fo:font-weight="normal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loext:opacity="0%" style:font-name="Liberation Serif" fo:font-size="14pt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loext:opacity="0%" style:font-name="Liberation Serif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loext:opacity="0%" style:font-name="Liberation Serif" fo:font-weight="bold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17" style:family="text">
      <style:text-properties style:use-window-font-color="true" loext:opacity="0%" style:font-name="Calibri" fo:font-size="11pt" fo:font-weight="normal" officeooo:rsid="00066620" fo:background-color="transparent" loext:char-shading-value="0" style:font-name-asian="Calibri" style:font-weight-asian="bold" style:font-name-complex="Calibri" style:font-weight-complex="bold"/>
    </style:style>
    <style:style style:name="T18" style:family="text">
      <style:text-properties style:use-window-font-color="true" loext:opacity="0%" style:font-name="Comic Sans MS" fo:font-size="14pt" fo:font-weight="bold" fo:background-color="transparent" loext:char-shading-value="0" style:font-name-asian="Comic Sans MS" style:font-name-complex="Comic Sans MS"/>
    </style:style>
    <style:style style:name="T19" style:family="text">
      <style:text-properties fo:color="#0000ff" loext:opacity="100%" style:font-name="Liberation Serif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0" style:family="text">
      <style:text-properties officeooo:rsid="0009a307"/>
    </style:style>
    <style:style style:name="fr1" style:family="graphic" style:parent-style-name="OLE">
      <style:graphic-properties style:vertical-pos="from-top" style:horizontal-pos="from-left" style:horizontal-rel="paragraph" loext:rel-width-rel="paragraph" draw:visible-area-left="0cm" draw:visible-area-top="0cm" draw:visible-area-width="5cm" draw:visible-area-height="5cm" draw:ole-draw-aspect="1"/>
    </style:style>
    <style:style style:name="fr2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67cm" fo:text-indent="-0.635cm" fo:margin-left="2.26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2cm" fo:text-indent="-0.635cm" fo:margin-left="2.90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37cm" fo:text-indent="-0.635cm" fo:margin-left="3.53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2cm" fo:text-indent="-0.635cm" fo:margin-left="4.17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07cm" fo:text-indent="-0.635cm" fo:margin-left="4.80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2cm" fo:text-indent="-0.635cm" fo:margin-left="5.44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77cm" fo:text-indent="-0.635cm" fo:margin-left="6.07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2cm" fo:text-indent="-0.635cm" fo:margin-left="6.71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47cm" fo:text-indent="-0.635cm" fo:margin-left="7.34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2cm" fo:text-indent="-0.635cm" fo:margin-left="7.982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<text:s text:c="15"/></text:span><text:span text:style-name="T8">CREDIT CARD FRAUD DETECTION </text:span></text:p>
      <text:p text:style-name="P19"><text:span text:style-name="T7"/></text:p>
      <text:p text:style-name="P19"><text:span text:style-name="T3">PROBLEM DEFINITION </text:span><text:span text:style-name="T9">: </text:span></text:p>
      <text:p text:style-name="P3">The process of automatically differentiating between fraudulent and genuine users is known as “credit card fraud detection”.</text:p>
      <text:p text:style-name="P4">The problem is to develop a machine learning-based system for real-time credit card fraud detection. The goal is to create a solution that can accurately identify fraudulent transactions while minimizing false positives . This project involves data preprocessing, feature engineering, model selection, training, and evaluation to create a robust fraud detection system.</text:p>
      <text:p text:style-name="P9"/>
      <text:p text:style-name="P13">DESIGN THINKING : </text:p>
      <text:p text:style-name="P13"/>
      <text:list xml:id="list2070884547" text:style-name="L1">
        <text:list-item>
          <text:p text:style-name="P14"><text:span text:style-name="T4">DATA SOURCE </text:span><text:span text:style-name="T12">: Utilize a dataset containing transaction data, including features such as transaction amount, timestamp, merchant information, and card details. </text:span></text:p>
          <text:p text:style-name="P14"><text:span text:style-name="T12"/></text:p>
        </text:list-item>
      </text:list>
      <text:p text:style-name="P10"/>
      <text:list xml:id="list3817958202" text:style-name="L2">
        <text:list-item>
          <text:p text:style-name="P15"><text:span text:style-name="T4">DATA PREPROCESSING </text:span><text:span text:style-name="T12">: Clean and preprocess the data, handle missing values, and normalize features. </text:span></text:p>
        </text:list-item>
      </text:list>
      <text:p text:style-name="P10"/>
      <text:p text:style-name="P21"><draw:frame draw:style-name="fr2" draw:name="Object1" text:anchor-type="as-char" svg:width="15.558cm" style:rel-width="scale" svg:height="8.467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1"><text:span text:style-name="T16"/></text:p>
      <text:p text:style-name="P21"><text:soft-page-break/><text:span text:style-name="T16"/></text:p>
      <text:p text:style-name="P21"><text:span text:style-name="T16"/></text:p>
      <text:list xml:id="list316095089" text:style-name="L8">
        <text:list-item>
          <text:p text:style-name="P20"><text:span text:style-name="T11">FEATURE ENGINEERING </text:span><text:span text:style-name="T10"><text:s/>:</text:span><text:span text:style-name="T12"> Create additional features that could enhance </text:span></text:p>
        </text:list-item>
      </text:list>
      <text:p text:style-name="P6"><text:s text:c="10"/>fraud detection,such as transaction frequency and amount deviations <text:s text:c="4"/></text:p>
      <text:p text:style-name="P6"/>
      <text:p text:style-name="P6"/>
      <text:p text:style-name="P6"><draw:frame draw:style-name="fr1" draw:name="Object3" text:anchor-type="as-char" svg:y="-6.588cm" svg:width="16.66cm" style:rel-width="98%" svg:height="6.805cm" style:rel-height="scale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text:s text:c="5"/></text:p>
      <text:p text:style-name="P10"/>
      <text:p text:style-name="P5"/>
      <text:list xml:id="list1363088250" text:style-name="L3">
        <text:list-item>
          <text:p text:style-name="P16"><text:span text:style-name="T4">MODEL SELECTION </text:span><text:span text:style-name="T12">: We will be choosing suitable machine learning algorithms to predict modelling problem (Credit card fraud detection) . The Techniques / algorithms </text:span></text:p>
        </text:list-item>
      </text:list>
      <text:p text:style-name="P5"><text:s text:c="10"/>for fraud detection can be the following :</text:p>
      <text:p text:style-name="P5"/>
      <text:p text:style-name="P5"><text:s text:c="29"/>(1) Logistic Regression</text:p>
      <text:p text:style-name="P5"><text:s text:c="29"/>(2) Random Forest </text:p>
      <text:p text:style-name="P5"><text:s text:c="29"/>(3) Gradient Boosting </text:p>
      <text:p text:style-name="P10"/>
      <text:list xml:id="list2824288733" text:style-name="L4">
        <text:list-item>
          <text:p text:style-name="P17"><text:span text:style-name="T4">MODEL TRANING</text:span><text:span text:style-name="T18">: </text:span><text:span text:style-name="T12">This step is to train the selected model using the preprocessed data. </text:span></text:p>
        </text:list-item>
      </text:list>
      <text:p text:style-name="P10"/>
      <text:list xml:id="list2004028145" text:style-name="L5">
        <text:list-item>
          <text:p text:style-name="P18"><text:span text:style-name="T4">EVALUATION </text:span><text:span text:style-name="T5">: The final step is to </text:span><text:span text:style-name="T12">evaluate the model's performance using metrics like accuracy, precision, recall, F1-score, and ROC-AUC. </text:span></text:p>
        </text:list-item>
      </text:list>
      <text:p text:style-name="P9"/>
      <text:p text:style-name="P2"><text:span text:style-name="T4">DATASET LINK </text:span><text:span text:style-name="T9">: </text:span></text:p>
      <text:p text:style-name="P11"/>
      <text:p text:style-name="P1"><text:a xlink:type="simple" xlink:href="https://www.kaggle.com/datasets/mlg-ulb/creditcardfraud" text:style-name="Internet_20_link" text:visited-style-name="Visited_20_Internet_20_Link"><text:span text:style-name="T19">https://www.kaggle.com/datasets/mlg-ulb/creditcardfraud</text:span></text:a></text:p>
      <text:p text:style-name="P3"/>
      <text:p text:style-name="P23"><text:soft-page-break/><text:span text:style-name="T15">CONCLUSION :</text:span></text:p>
      <text:p text:style-name="P22"><text:span text:style-name="T13"/></text:p>
      <text:p text:style-name="P7"><text:span text:style-name="T20">Thus , t</text:span><text:span text:style-name="T14">he problem </text:span><text:span text:style-name="T20">is </text:span><text:span text:style-name="T14">to develop a machine learning-based system for real-time credit card fraud detection </text:span><text:span text:style-name="T20">was done using a suitable algorithms which involves data preprocessing, feature engineering, model selection, training, and evaluation to create a robust fraud detection system.</text:span></text:p>
      <text:p text:style-name="P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en" fo:country="IN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30T14:06:55.202960287</dc:date>
    <meta:editing-duration>PT19M10S</meta:editing-duration>
    <meta:editing-cycles>3</meta:editing-cycles>
    <meta:generator>LibreOffice/7.3.7.2$Linux_X86_64 LibreOffice_project/30$Build-2</meta:generator>
    <meta:document-statistic meta:table-count="0" meta:image-count="0" meta:object-count="2" meta:page-count="3" meta:paragraph-count="23" meta:word-count="260" meta:character-count="1951" meta:non-whitespace-character-count="1573"/>
  </office:meta>
</office:document-meta>
</file>